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0.3783in"/>
    </style:style>
    <style:style style:name="co7" style:family="table-column">
      <style:table-column-properties fo:break-before="auto" style:column-width="0.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4791in"/>
    </style:style>
    <style:style style:name="co10" style:family="table-column">
      <style:table-column-properties fo:break-before="auto" style:column-width="1.55in"/>
    </style:style>
    <style:style style:name="co11" style:family="table-column">
      <style:table-column-properties fo:break-before="auto" style:column-width="4.9189in"/>
    </style:style>
    <style:style style:name="co12" style:family="table-column">
      <style:table-column-properties fo:break-before="auto" style:column-width="0.772in"/>
    </style:style>
    <style:style style:name="co13" style:family="table-column">
      <style:table-column-properties fo:break-before="auto" style:column-width="1.0319in"/>
    </style:style>
    <style:style style:name="co14" style:family="table-column">
      <style:table-column-properties fo:break-before="auto" style:column-width="0.8346in"/>
    </style:style>
    <style:style style:name="co15" style:family="table-column">
      <style:table-column-properties fo:break-before="auto" style:column-width="1.4874in"/>
    </style:style>
    <style:style style:name="co16" style:family="table-column">
      <style:table-column-properties fo:break-before="auto" style:column-width="2.0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# Ref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<text:s text:c="4"/>Package</text:p>
          </table:table-cell>
          <table:table-cell office:value-type="string" calcext:value-type="string">
            <text:p><text:s text:c="2"/>PosX</text:p>
          </table:table-cell>
          <table:table-cell office:value-type="string" calcext:value-type="string">
            <text:p><text:s text:c="3"/>PosY</text:p>
          </table:table-cell>
          <table:table-cell office:value-type="string" calcext:value-type="string">
            <text:p><text:s/>Rot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<text:s/>SUPPLIER PART NO.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2.2nf</text:p>
          </table:table-cell>
          <table:table-cell office:value-type="string" calcext:value-type="string">
            <text:p>C_1206</text:p>
          </table:table-cell>
          <table:table-cell office:value-type="float" office:value="159.766" calcext:value-type="float">
            <text:p>159.766</text:p>
          </table:table-cell>
          <table:table-cell office:value-type="float" office:value="-68.58" calcext:value-type="float">
            <text:p>-68.5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.Cu</text:p>
          </table:table-cell>
          <table:table-cell table:formula="of:=VLOOKUP([.$A2]; [Sheet1_2.$A$2:Sheet1_2.$G$105]; 6; 0)" office:value-type="string" office:string-value="Farnell" calcext:value-type="string">
            <text:p>Farnell</text:p>
          </table:table-cell>
          <table:table-cell table:formula="of:=VLOOKUP([.$A2]; [Sheet1_2.$A$2:Sheet1_2.$G$105]; 7; 0)" office:value-type="float" office:value="1759341" calcext:value-type="float">
            <text:p>1759341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2.2nf</text:p>
          </table:table-cell>
          <table:table-cell office:value-type="string" calcext:value-type="string">
            <text:p>C_1206</text:p>
          </table:table-cell>
          <table:table-cell office:value-type="float" office:value="159.639" calcext:value-type="float">
            <text:p>159.639</text:p>
          </table:table-cell>
          <table:table-cell office:value-type="float" office:value="-61.722" calcext:value-type="float">
            <text:p>-61.72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.Cu</text:p>
          </table:table-cell>
          <table:table-cell table:formula="of:=VLOOKUP([.$A3]; [Sheet1_2.$A$2:Sheet1_2.$G$105]; 6; 0)" office:value-type="string" office:string-value="Farnell" calcext:value-type="string">
            <text:p>Farnell</text:p>
          </table:table-cell>
          <table:table-cell table:formula="of:=VLOOKUP([.$A3]; [Sheet1_2.$A$2:Sheet1_2.$G$105]; 7; 0)" office:value-type="float" office:value="1759341" calcext:value-type="float">
            <text:p>1759341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</text:p>
          </table:table-cell>
          <table:table-cell office:value-type="float" office:value="174.117" calcext:value-type="float">
            <text:p>174.117</text:p>
          </table:table-cell>
          <table:table-cell office:value-type="float" office:value="-49.403" calcext:value-type="float">
            <text:p>-49.40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F.Cu</text:p>
          </table:table-cell>
          <table:table-cell table:formula="of:=VLOOKUP([.$A4]; [Sheet1_2.$A$2:Sheet1_2.$G$105]; 6; 0)" office:value-type="string" office:string-value="Farnell" calcext:value-type="string">
            <text:p>Farnell</text:p>
          </table:table-cell>
          <table:table-cell table:formula="of:=VLOOKUP([.$A4]; [Sheet1_2.$A$2:Sheet1_2.$G$105]; 7; 0)" office:value-type="float" office:value="1759361" calcext:value-type="float">
            <text:p>1759361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_1206</text:p>
          </table:table-cell>
          <table:table-cell office:value-type="float" office:value="166.706" calcext:value-type="float">
            <text:p>166.706</text:p>
          </table:table-cell>
          <table:table-cell office:value-type="float" office:value="-54.5" calcext:value-type="float">
            <text:p>-54.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.Cu</text:p>
          </table:table-cell>
          <table:table-cell table:formula="of:=VLOOKUP([.$A5]; [Sheet1_2.$A$2:Sheet1_2.$G$105]; 6; 0)" office:value-type="string" office:string-value="Farnell" calcext:value-type="string">
            <text:p>Farnell</text:p>
          </table:table-cell>
          <table:table-cell table:formula="of:=VLOOKUP([.$A5]; [Sheet1_2.$A$2:Sheet1_2.$G$105]; 7; 0)" office:value-type="float" office:value="2310423" calcext:value-type="float">
            <text:p>2310423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</text:p>
          </table:table-cell>
          <table:table-cell office:value-type="float" office:value="172.466" calcext:value-type="float">
            <text:p>172.466</text:p>
          </table:table-cell>
          <table:table-cell office:value-type="float" office:value="-65.659" calcext:value-type="float">
            <text:p>-65.65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.Cu</text:p>
          </table:table-cell>
          <table:table-cell table:formula="of:=VLOOKUP([.$A6]; [Sheet1_2.$A$2:Sheet1_2.$G$105]; 6; 0)" office:value-type="string" office:string-value="Farnell" calcext:value-type="string">
            <text:p>Farnell</text:p>
          </table:table-cell>
          <table:table-cell table:formula="of:=VLOOKUP([.$A6]; [Sheet1_2.$A$2:Sheet1_2.$G$105]; 7; 0)" office:value-type="float" office:value="1759361" calcext:value-type="float">
            <text:p>1759361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_1206</text:p>
          </table:table-cell>
          <table:table-cell office:value-type="float" office:value="169" calcext:value-type="float">
            <text:p>169</text:p>
          </table:table-cell>
          <table:table-cell office:value-type="float" office:value="-50" calcext:value-type="float">
            <text:p>-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.Cu</text:p>
          </table:table-cell>
          <table:table-cell table:formula="of:=VLOOKUP([.$A7]; [Sheet1_2.$A$2:Sheet1_2.$G$105]; 6; 0)" office:value-type="string" office:string-value="Farnell" calcext:value-type="string">
            <text:p>Farnell</text:p>
          </table:table-cell>
          <table:table-cell table:formula="of:=VLOOKUP([.$A7]; [Sheet1_2.$A$2:Sheet1_2.$G$105]; 7; 0)" office:value-type="float" office:value="2310423" calcext:value-type="float">
            <text:p>2310423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</text:p>
          </table:table-cell>
          <table:table-cell office:value-type="float" office:value="181.483" calcext:value-type="float">
            <text:p>181.483</text:p>
          </table:table-cell>
          <table:table-cell office:value-type="float" office:value="-49.403" calcext:value-type="float">
            <text:p>-49.40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F.Cu</text:p>
          </table:table-cell>
          <table:table-cell table:formula="of:=VLOOKUP([.$A8]; [Sheet1_2.$A$2:Sheet1_2.$G$105]; 6; 0)" office:value-type="string" office:string-value="Farnell" calcext:value-type="string">
            <text:p>Farnell</text:p>
          </table:table-cell>
          <table:table-cell table:formula="of:=VLOOKUP([.$A8]; [Sheet1_2.$A$2:Sheet1_2.$G$105]; 7; 0)" office:value-type="float" office:value="1759361" calcext:value-type="float">
            <text:p>1759361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1206</text:p>
          </table:table-cell>
          <table:table-cell office:value-type="float" office:value="184.277" calcext:value-type="float">
            <text:p>184.277</text:p>
          </table:table-cell>
          <table:table-cell office:value-type="float" office:value="-48.514" calcext:value-type="float">
            <text:p>-48.51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.Cu</text:p>
          </table:table-cell>
          <table:table-cell table:formula="of:=VLOOKUP([.$A9]; [Sheet1_2.$A$2:Sheet1_2.$G$105]; 6; 0)" office:value-type="string" office:string-value="Farnell" calcext:value-type="string">
            <text:p>Farnell</text:p>
          </table:table-cell>
          <table:table-cell table:formula="of:=VLOOKUP([.$A9]; [Sheet1_2.$A$2:Sheet1_2.$G$105]; 7; 0)" office:value-type="float" office:value="1759361" calcext:value-type="float">
            <text:p>1759361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_1206</text:p>
          </table:table-cell>
          <table:table-cell office:value-type="float" office:value="183.5" calcext:value-type="float">
            <text:p>183.5</text:p>
          </table:table-cell>
          <table:table-cell office:value-type="float" office:value="-81" calcext:value-type="float">
            <text:p>-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.Cu</text:p>
          </table:table-cell>
          <table:table-cell table:formula="of:=VLOOKUP([.$A10]; [Sheet1_2.$A$2:Sheet1_2.$G$105]; 6; 0)" office:value-type="string" office:string-value="Farnell" calcext:value-type="string">
            <text:p>Farnell</text:p>
          </table:table-cell>
          <table:table-cell table:formula="of:=VLOOKUP([.$A10]; [Sheet1_2.$A$2:Sheet1_2.$G$105]; 7; 0)" office:value-type="float" office:value="1759350" calcext:value-type="float">
            <text:p>1759350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1206</text:p>
          </table:table-cell>
          <table:table-cell office:value-type="float" office:value="179.578" calcext:value-type="float">
            <text:p>179.578</text:p>
          </table:table-cell>
          <table:table-cell office:value-type="float" office:value="-34.798" calcext:value-type="float">
            <text:p>-34.79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F.Cu</text:p>
          </table:table-cell>
          <table:table-cell table:formula="of:=VLOOKUP([.$A11]; [Sheet1_2.$A$2:Sheet1_2.$G$105]; 6; 0)" office:value-type="string" office:string-value="Farnell" calcext:value-type="string">
            <text:p>Farnell</text:p>
          </table:table-cell>
          <table:table-cell table:formula="of:=VLOOKUP([.$A11]; [Sheet1_2.$A$2:Sheet1_2.$G$105]; 7; 0)" office:value-type="float" office:value="1759454" calcext:value-type="float">
            <text:p>1759454</text:p>
          </table:table-cell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1206</text:p>
          </table:table-cell>
          <table:table-cell office:value-type="float" office:value="181.229" calcext:value-type="float">
            <text:p>181.229</text:p>
          </table:table-cell>
          <table:table-cell office:value-type="float" office:value="-43.688" calcext:value-type="float">
            <text:p>-43.68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.Cu</text:p>
          </table:table-cell>
          <table:table-cell table:formula="of:=VLOOKUP([.$A12]; [Sheet1_2.$A$2:Sheet1_2.$G$105]; 6; 0)" office:value-type="string" office:string-value="Farnell" calcext:value-type="string">
            <text:p>Farnell</text:p>
          </table:table-cell>
          <table:table-cell table:formula="of:=VLOOKUP([.$A12]; [Sheet1_2.$A$2:Sheet1_2.$G$105]; 7; 0)" office:value-type="float" office:value="1759454" calcext:value-type="float">
            <text:p>1759454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R_1206</text:p>
          </table:table-cell>
          <table:table-cell office:value-type="float" office:value="198.628" calcext:value-type="float">
            <text:p>198.628</text:p>
          </table:table-cell>
          <table:table-cell office:value-type="float" office:value="-102.362" calcext:value-type="float">
            <text:p>-102.36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.Cu</text:p>
          </table:table-cell>
          <table:table-cell table:formula="of:=VLOOKUP([.$A13]; [Sheet1_2.$A$2:Sheet1_2.$G$105]; 6; 0)" office:value-type="string" office:string-value="Farnell" calcext:value-type="string">
            <text:p>Farnell</text:p>
          </table:table-cell>
          <table:table-cell table:formula="of:=VLOOKUP([.$A13]; [Sheet1_2.$A$2:Sheet1_2.$G$105]; 7; 0)" office:value-type="float" office:value="1759454" calcext:value-type="float">
            <text:p>1759454</text:p>
          </table:table-cell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R_1206</text:p>
          </table:table-cell>
          <table:table-cell office:value-type="float" office:value="202.901" calcext:value-type="float">
            <text:p>202.901</text:p>
          </table:table-cell>
          <table:table-cell office:value-type="float" office:value="-96.077" calcext:value-type="float">
            <text:p>-96.07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.Cu</text:p>
          </table:table-cell>
          <table:table-cell table:formula="of:=VLOOKUP([.$A14]; [Sheet1_2.$A$2:Sheet1_2.$G$105]; 6; 0)" office:value-type="string" office:string-value="Farnell" calcext:value-type="string">
            <text:p>Farnell</text:p>
          </table:table-cell>
          <table:table-cell table:formula="of:=VLOOKUP([.$A14]; [Sheet1_2.$A$2:Sheet1_2.$G$105]; 7; 0)" office:value-type="float" office:value="1759454" calcext:value-type="float">
            <text:p>1759454</text:p>
          </table:table-cell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1206</text:p>
          </table:table-cell>
          <table:table-cell office:value-type="float" office:value="211.328" calcext:value-type="float">
            <text:p>211.328</text:p>
          </table:table-cell>
          <table:table-cell office:value-type="float" office:value="-93.472" calcext:value-type="float">
            <text:p>-93.47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.Cu</text:p>
          </table:table-cell>
          <table:table-cell table:formula="of:=VLOOKUP([.$A15]; [Sheet1_2.$A$2:Sheet1_2.$G$105]; 6; 0)" office:value-type="string" office:string-value="Farnell" calcext:value-type="string">
            <text:p>Farnell</text:p>
          </table:table-cell>
          <table:table-cell table:formula="of:=VLOOKUP([.$A15]; [Sheet1_2.$A$2:Sheet1_2.$G$105]; 7; 0)" office:value-type="float" office:value="1759361" calcext:value-type="float">
            <text:p>1759361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MMBF170</text:p>
          </table:table-cell>
          <table:table-cell office:value-type="string" calcext:value-type="string">
            <text:p>SOT-23</text:p>
          </table:table-cell>
          <table:table-cell office:value-type="float" office:value="203.246" calcext:value-type="float">
            <text:p>203.246</text:p>
          </table:table-cell>
          <table:table-cell office:value-type="float" office:value="-88.17" calcext:value-type="float">
            <text:p>-88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.Cu</text:p>
          </table:table-cell>
          <table:table-cell table:formula="of:=VLOOKUP([.$A16]; [Sheet1_2.$A$2:Sheet1_2.$G$105]; 6; 0)" office:value-type="string" office:string-value="Farnell" calcext:value-type="string">
            <text:p>Farnell</text:p>
          </table:table-cell>
          <table:table-cell table:formula="of:=VLOOKUP([.$A16]; [Sheet1_2.$A$2:Sheet1_2.$G$105]; 7; 0)" office:value-type="float" office:value="9845399" calcext:value-type="float">
            <text:p>9845399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MMBF170</text:p>
          </table:table-cell>
          <table:table-cell office:value-type="string" calcext:value-type="string">
            <text:p>SOT-23</text:p>
          </table:table-cell>
          <table:table-cell office:value-type="float" office:value="203.246" calcext:value-type="float">
            <text:p>203.246</text:p>
          </table:table-cell>
          <table:table-cell office:value-type="float" office:value="-73.699" calcext:value-type="float">
            <text:p>-73.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.Cu</text:p>
          </table:table-cell>
          <table:table-cell table:formula="of:=VLOOKUP([.$A17]; [Sheet1_2.$A$2:Sheet1_2.$G$105]; 6; 0)" office:value-type="string" office:string-value="Farnell" calcext:value-type="string">
            <text:p>Farnell</text:p>
          </table:table-cell>
          <table:table-cell table:formula="of:=VLOOKUP([.$A17]; [Sheet1_2.$A$2:Sheet1_2.$G$105]; 7; 0)" office:value-type="float" office:value="9845399" calcext:value-type="float">
            <text:p>9845399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MMBF170</text:p>
          </table:table-cell>
          <table:table-cell office:value-type="string" calcext:value-type="string">
            <text:p>SOT-23</text:p>
          </table:table-cell>
          <table:table-cell office:value-type="float" office:value="203.246" calcext:value-type="float">
            <text:p>203.246</text:p>
          </table:table-cell>
          <table:table-cell office:value-type="float" office:value="-80.699" calcext:value-type="float">
            <text:p>-80.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.Cu</text:p>
          </table:table-cell>
          <table:table-cell table:formula="of:=VLOOKUP([.$A18]; [Sheet1_2.$A$2:Sheet1_2.$G$105]; 6; 0)" office:value-type="string" office:string-value="Farnell" calcext:value-type="string">
            <text:p>Farnell</text:p>
          </table:table-cell>
          <table:table-cell table:formula="of:=VLOOKUP([.$A18]; [Sheet1_2.$A$2:Sheet1_2.$G$105]; 7; 0)" office:value-type="float" office:value="9845399" calcext:value-type="float">
            <text:p>9845399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_1206</text:p>
          </table:table-cell>
          <table:table-cell office:value-type="float" office:value="162.687" calcext:value-type="float">
            <text:p>162.687</text:p>
          </table:table-cell>
          <table:table-cell office:value-type="float" office:value="-57.785" calcext:value-type="float">
            <text:p>-57.78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.Cu</text:p>
          </table:table-cell>
          <table:table-cell table:formula="of:=VLOOKUP([.$A19]; [Sheet1_2.$A$2:Sheet1_2.$G$105]; 6; 0)" office:value-type="string" office:string-value="Farnell" calcext:value-type="string">
            <text:p>Farnell</text:p>
          </table:table-cell>
          <table:table-cell table:formula="of:=VLOOKUP([.$A19]; [Sheet1_2.$A$2:Sheet1_2.$G$105]; 7; 0)" office:value-type="float" office:value="2129621" calcext:value-type="float">
            <text:p>2129621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_1206</text:p>
          </table:table-cell>
          <table:table-cell office:value-type="float" office:value="164.211" calcext:value-type="float">
            <text:p>164.211</text:p>
          </table:table-cell>
          <table:table-cell office:value-type="float" office:value="-62.357" calcext:value-type="float">
            <text:p>-62.3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.Cu</text:p>
          </table:table-cell>
          <table:table-cell table:formula="of:=VLOOKUP([.$A20]; [Sheet1_2.$A$2:Sheet1_2.$G$105]; 6; 0)" office:value-type="string" office:string-value="Farnell" calcext:value-type="string">
            <text:p>Farnell</text:p>
          </table:table-cell>
          <table:table-cell table:formula="of:=VLOOKUP([.$A20]; [Sheet1_2.$A$2:Sheet1_2.$G$105]; 7; 0)" office:value-type="float" office:value="2129621" calcext:value-type="float">
            <text:p>2129621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</text:p>
          </table:table-cell>
          <table:table-cell office:value-type="float" office:value="186.182" calcext:value-type="float">
            <text:p>186.182</text:p>
          </table:table-cell>
          <table:table-cell office:value-type="float" office:value="-60.96" calcext:value-type="float">
            <text:p>-60.9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.Cu</text:p>
          </table:table-cell>
          <table:table-cell table:formula="of:=VLOOKUP([.$A21]; [Sheet1_2.$A$2:Sheet1_2.$G$105]; 6; 0)" office:value-type="string" office:string-value="Farnell" calcext:value-type="string">
            <text:p>Farnell</text:p>
          </table:table-cell>
          <table:table-cell table:formula="of:=VLOOKUP([.$A21]; [Sheet1_2.$A$2:Sheet1_2.$G$105]; 7; 0)" office:value-type="float" office:value="2129728" calcext:value-type="float">
            <text:p>2129728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1206</text:p>
          </table:table-cell>
          <table:table-cell office:value-type="float" office:value="179.324" calcext:value-type="float">
            <text:p>179.324</text:p>
          </table:table-cell>
          <table:table-cell office:value-type="float" office:value="-76.454" calcext:value-type="float">
            <text:p>-76.45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.Cu</text:p>
          </table:table-cell>
          <table:table-cell table:formula="of:=VLOOKUP([.$A22]; [Sheet1_2.$A$2:Sheet1_2.$G$105]; 6; 0)" office:value-type="string" office:string-value="Farnell" calcext:value-type="string">
            <text:p>Farnell</text:p>
          </table:table-cell>
          <table:table-cell table:formula="of:=VLOOKUP([.$A22]; [Sheet1_2.$A$2:Sheet1_2.$G$105]; 7; 0)" office:value-type="float" office:value="2129810" calcext:value-type="float">
            <text:p>2129810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_1206</text:p>
          </table:table-cell>
          <table:table-cell office:value-type="float" office:value="179.324" calcext:value-type="float">
            <text:p>179.324</text:p>
          </table:table-cell>
          <table:table-cell office:value-type="float" office:value="-88.138" calcext:value-type="float">
            <text:p>-88.13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.Cu</text:p>
          </table:table-cell>
          <table:table-cell table:formula="of:=VLOOKUP([.$A23]; [Sheet1_2.$A$2:Sheet1_2.$G$105]; 6; 0)" office:value-type="string" office:string-value="Farnell" calcext:value-type="string">
            <text:p>Farnell</text:p>
          </table:table-cell>
          <table:table-cell table:formula="of:=VLOOKUP([.$A23]; [Sheet1_2.$A$2:Sheet1_2.$G$105]; 7; 0)" office:value-type="float" office:value="2129783" calcext:value-type="float">
            <text:p>2129783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</text:p>
          </table:table-cell>
          <table:table-cell office:value-type="float" office:value="176" calcext:value-type="float">
            <text:p>176</text:p>
          </table:table-cell>
          <table:table-cell office:value-type="float" office:value="-82.5" calcext:value-type="float">
            <text:p>-82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.Cu</text:p>
          </table:table-cell>
          <table:table-cell table:formula="of:=VLOOKUP([.$A24]; [Sheet1_2.$A$2:Sheet1_2.$G$105]; 6; 0)" office:value-type="string" office:string-value="Farnell" calcext:value-type="string">
            <text:p>Farnell</text:p>
          </table:table-cell>
          <table:table-cell table:formula="of:=VLOOKUP([.$A24]; [Sheet1_2.$A$2:Sheet1_2.$G$105]; 7; 0)" office:value-type="float" office:value="2129728" calcext:value-type="float">
            <text:p>2129728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</text:p>
          </table:table-cell>
          <table:table-cell office:value-type="float" office:value="198.746" calcext:value-type="float">
            <text:p>198.746</text:p>
          </table:table-cell>
          <table:table-cell office:value-type="float" office:value="-87.67" calcext:value-type="float">
            <text:p>-87.6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.Cu</text:p>
          </table:table-cell>
          <table:table-cell table:formula="of:=VLOOKUP([.$A25]; [Sheet1_2.$A$2:Sheet1_2.$G$105]; 6; 0)" office:value-type="string" office:string-value="Farnell" calcext:value-type="string">
            <text:p>Farnell</text:p>
          </table:table-cell>
          <table:table-cell table:formula="of:=VLOOKUP([.$A25]; [Sheet1_2.$A$2:Sheet1_2.$G$105]; 7; 0)" office:value-type="float" office:value="2129728" calcext:value-type="float">
            <text:p>2129728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</text:p>
          </table:table-cell>
          <table:table-cell office:value-type="float" office:value="202.746" calcext:value-type="float">
            <text:p>202.746</text:p>
          </table:table-cell>
          <table:table-cell office:value-type="float" office:value="-91.67" calcext:value-type="float">
            <text:p>-91.6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.Cu</text:p>
          </table:table-cell>
          <table:table-cell table:formula="of:=VLOOKUP([.$A26]; [Sheet1_2.$A$2:Sheet1_2.$G$105]; 6; 0)" office:value-type="string" office:string-value="Farnell" calcext:value-type="string">
            <text:p>Farnell</text:p>
          </table:table-cell>
          <table:table-cell table:formula="of:=VLOOKUP([.$A26]; [Sheet1_2.$A$2:Sheet1_2.$G$105]; 7; 0)" office:value-type="float" office:value="2129728" calcext:value-type="float">
            <text:p>2129728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</text:p>
          </table:table-cell>
          <table:table-cell office:value-type="float" office:value="198.746" calcext:value-type="float">
            <text:p>198.746</text:p>
          </table:table-cell>
          <table:table-cell office:value-type="float" office:value="-73.199" calcext:value-type="float">
            <text:p>-73.19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.Cu</text:p>
          </table:table-cell>
          <table:table-cell table:formula="of:=VLOOKUP([.$A27]; [Sheet1_2.$A$2:Sheet1_2.$G$105]; 6; 0)" office:value-type="string" office:string-value="Farnell" calcext:value-type="string">
            <text:p>Farnell</text:p>
          </table:table-cell>
          <table:table-cell table:formula="of:=VLOOKUP([.$A27]; [Sheet1_2.$A$2:Sheet1_2.$G$105]; 7; 0)" office:value-type="float" office:value="2129728" calcext:value-type="float">
            <text:p>2129728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</text:p>
          </table:table-cell>
          <table:table-cell office:value-type="float" office:value="202.746" calcext:value-type="float">
            <text:p>202.746</text:p>
          </table:table-cell>
          <table:table-cell office:value-type="float" office:value="-77.199" calcext:value-type="float">
            <text:p>-77.19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.Cu</text:p>
          </table:table-cell>
          <table:table-cell table:formula="of:=VLOOKUP([.$A28]; [Sheet1_2.$A$2:Sheet1_2.$G$105]; 6; 0)" office:value-type="string" office:string-value="Farnell" calcext:value-type="string">
            <text:p>Farnell</text:p>
          </table:table-cell>
          <table:table-cell table:formula="of:=VLOOKUP([.$A28]; [Sheet1_2.$A$2:Sheet1_2.$G$105]; 7; 0)" office:value-type="float" office:value="2129728" calcext:value-type="float">
            <text:p>2129728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</text:p>
          </table:table-cell>
          <table:table-cell office:value-type="float" office:value="198.746" calcext:value-type="float">
            <text:p>198.746</text:p>
          </table:table-cell>
          <table:table-cell office:value-type="float" office:value="-80.199" calcext:value-type="float">
            <text:p>-80.19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.Cu</text:p>
          </table:table-cell>
          <table:table-cell table:formula="of:=VLOOKUP([.$A29]; [Sheet1_2.$A$2:Sheet1_2.$G$105]; 6; 0)" office:value-type="string" office:string-value="Farnell" calcext:value-type="string">
            <text:p>Farnell</text:p>
          </table:table-cell>
          <table:table-cell table:formula="of:=VLOOKUP([.$A29]; [Sheet1_2.$A$2:Sheet1_2.$G$105]; 7; 0)" office:value-type="float" office:value="2129728" calcext:value-type="float">
            <text:p>2129728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</text:p>
          </table:table-cell>
          <table:table-cell office:value-type="float" office:value="202.746" calcext:value-type="float">
            <text:p>202.746</text:p>
          </table:table-cell>
          <table:table-cell office:value-type="float" office:value="-84.199" calcext:value-type="float">
            <text:p>-84.19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.Cu</text:p>
          </table:table-cell>
          <table:table-cell table:formula="of:=VLOOKUP([.$A30]; [Sheet1_2.$A$2:Sheet1_2.$G$105]; 6; 0)" office:value-type="string" office:string-value="Farnell" calcext:value-type="string">
            <text:p>Farnell</text:p>
          </table:table-cell>
          <table:table-cell table:formula="of:=VLOOKUP([.$A30]; [Sheet1_2.$A$2:Sheet1_2.$G$105]; 7; 0)" office:value-type="float" office:value="2129728" calcext:value-type="float">
            <text:p>2129728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PCM5122</text:p>
          </table:table-cell>
          <table:table-cell office:value-type="string" calcext:value-type="string">
            <text:p>TSSOP-28_4.4x9.7</text:p>
          </table:table-cell>
          <table:table-cell office:value-type="float" office:value="178.5" calcext:value-type="float">
            <text:p>178.5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.Cu</text:p>
          </table:table-cell>
          <table:table-cell table:formula="of:=VLOOKUP([.$A31]; [Sheet1_2.$A$2:Sheet1_2.$G$105]; 6; 0)" office:value-type="string" office:string-value="Farnell" calcext:value-type="string">
            <text:p>Farnell</text:p>
          </table:table-cell>
          <table:table-cell table:formula="of:=VLOOKUP([.$A31]; [Sheet1_2.$A$2:Sheet1_2.$G$105]; 7; 0)" office:value-type="float" office:value="2307931" calcext:value-type="float">
            <text:p>2307931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IL717</text:p>
          </table:table-cell>
          <table:table-cell office:value-type="string" calcext:value-type="string">
            <text:p>SOIC-16_3.9x9.9m</text:p>
          </table:table-cell>
          <table:table-cell office:value-type="float" office:value="191" calcext:value-type="float">
            <text:p>191</text:p>
          </table:table-cell>
          <table:table-cell office:value-type="float" office:value="-70" calcext:value-type="float">
            <text:p>-7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.Cu</text:p>
          </table:table-cell>
          <table:table-cell table:formula="of:=VLOOKUP([.$A32]; [Sheet1_2.$A$2:Sheet1_2.$G$105]; 6; 0)" office:value-type="string" office:string-value="Farnell" calcext:value-type="string">
            <text:p>Farnell</text:p>
          </table:table-cell>
          <table:table-cell table:formula="of:=VLOOKUP([.$A32]; [Sheet1_2.$A$2:Sheet1_2.$G$105]; 7; 0)" office:value-type="float" office:value="9570659" calcext:value-type="float">
            <text:p>9570659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IL715</text:p>
          </table:table-cell>
          <table:table-cell office:value-type="string" calcext:value-type="string">
            <text:p>SOIC-16_3.9x9.9m</text:p>
          </table:table-cell>
          <table:table-cell office:value-type="float" office:value="191" calcext:value-type="float">
            <text:p>191</text:p>
          </table:table-cell>
          <table:table-cell office:value-type="float" office:value="-51.5" calcext:value-type="float">
            <text:p>-51.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.Cu</text:p>
          </table:table-cell>
          <table:table-cell table:formula="of:=VLOOKUP([.$A33]; [Sheet1_2.$A$2:Sheet1_2.$G$105]; 6; 0)" office:value-type="string" office:string-value="Farnell" calcext:value-type="string">
            <text:p>Farnell</text:p>
          </table:table-cell>
          <table:table-cell table:formula="of:=VLOOKUP([.$A33]; [Sheet1_2.$A$2:Sheet1_2.$G$105]; 7; 0)" office:value-type="float" office:value="9570632" calcext:value-type="float">
            <text:p>9570632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LP5907</text:p>
          </table:table-cell>
          <table:table-cell office:value-type="string" calcext:value-type="string">
            <text:p>SOT-23-5</text:p>
          </table:table-cell>
          <table:table-cell office:value-type="float" office:value="179.451" calcext:value-type="float">
            <text:p>179.451</text:p>
          </table:table-cell>
          <table:table-cell office:value-type="float" office:value="-39.878" calcext:value-type="float">
            <text:p>-39.87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.Cu</text:p>
          </table:table-cell>
          <table:table-cell table:formula="of:=VLOOKUP([.$A34]; [Sheet1_2.$A$2:Sheet1_2.$G$105]; 6; 0)" office:value-type="string" office:string-value="Digikey" calcext:value-type="string">
            <text:p>Digikey</text:p>
          </table:table-cell>
          <table:table-cell table:formula="of:=VLOOKUP([.$A34]; [Sheet1_2.$A$2:Sheet1_2.$G$105]; 7; 0)" office:value-type="string" office:string-value="296-38557-1-ND" calcext:value-type="string">
            <text:p>296-38557-1-ND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LP5907</text:p>
          </table:table-cell>
          <table:table-cell office:value-type="string" calcext:value-type="string">
            <text:p>SOT-23-5</text:p>
          </table:table-cell>
          <table:table-cell office:value-type="float" office:value="202.184" calcext:value-type="float">
            <text:p>202.184</text:p>
          </table:table-cell>
          <table:table-cell office:value-type="float" office:value="-100.584" calcext:value-type="float">
            <text:p>-100.5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.Cu</text:p>
          </table:table-cell>
          <table:table-cell table:formula="of:=VLOOKUP([.$A35]; [Sheet1_2.$A$2:Sheet1_2.$G$105]; 6; 0)" office:value-type="string" office:string-value="Digikey" calcext:value-type="string">
            <text:p>Digikey</text:p>
          </table:table-cell>
          <table:table-cell table:formula="of:=VLOOKUP([.$A35]; [Sheet1_2.$A$2:Sheet1_2.$G$105]; 7; 0)" office:value-type="string" office:string-value="296-38557-1-ND" calcext:value-type="string">
            <text:p>296-38557-1-ND</text:p>
          </table:table-cell>
        </table:table-row>
      </table:table>
      <table:table table:name="Sheet1_2" table:style-name="ta1"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e44.com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<text:s/>SUPPLIER PART NO.</text:p>
          </table:table-cell>
          <table:table-cell office:value-type="string" calcext:value-type="string">
            <text:p><text:s/>Comment</text:p>
          </table:table-cell>
        </table:table-row>
        <table:table-row table:style-name="ro1">
          <table:table-cell office:value-type="string" calcext:value-type="string">
            <text:p>amp_left1</text:p>
          </table:table-cell>
          <table:table-cell office:value-type="string" calcext:value-type="string">
            <text:p>LM3886T</text:p>
          </table:table-cell>
          <table:table-cell office:value-type="string" calcext:value-type="string">
            <text:p>lib:TO220-11</text:p>
          </table:table-cell>
          <table:table-cell/>
          <table:table-cell office:value-type="string" calcext:value-type="string">
            <text:p>LM3886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PCM5122</text:p>
          </table:table-cell>
          <table:table-cell office:value-type="string" calcext:value-type="string">
            <text:p>Housings_SSOP:TSSOP-28_4.4x9.7mm_Pitch0.65mm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float" office:value="2307931" calcext:value-type="float">
            <text:p>2307931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roughHole:Resistor_Horizontal_RM10mm</text:p>
          </table:table-cell>
          <table:table-cell/>
          <table:table-cell office:value-type="string" calcext:value-type="string">
            <text:p>MA10K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ThroughHole:Capacitor6MMDiscRM5</text:p>
          </table:table-cell>
          <table:table-cell/>
          <table:table-cell office:value-type="string" calcext:value-type="string">
            <text:p>CC5100N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ThroughHole:Capacitor6MMDiscRM5</text:p>
          </table:table-cell>
          <table:table-cell/>
          <table:table-cell office:value-type="string" calcext:value-type="string">
            <text:p>CC5100N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iscret:C1V7</text:p>
          </table:table-cell>
          <table:table-cell/>
          <table:table-cell office:value-type="string" calcext:value-type="string">
            <text:p>CHR10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iscret:C1V7</text:p>
          </table:table-cell>
          <table:table-cell/>
          <table:table-cell office:value-type="string" calcext:value-type="string">
            <text:p>CHR10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_left_pot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iscret:RV2X4</text:p>
          </table:table-cell>
          <table:table-cell/>
          <table:table-cell office:value-type="string" calcext:value-type="string">
            <text:p>CA9V10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_left_spk1</text:p>
          </table:table-cell>
          <table:table-cell office:value-type="string" calcext:value-type="string">
            <text:p>Terminal_block_2</text:p>
          </table:table-cell>
          <table:table-cell office:value-type="string" calcext:value-type="string">
            <text:p>Connect:AK300-2</text:p>
          </table:table-cell>
          <table:table-cell/>
          <table:table-cell office:value-type="string" calcext:value-type="string">
            <text:p>SCREW02B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Capacitors_ThroughHole:Capacitor6MMDiscRM5</text:p>
          </table:table-cell>
          <table:table-cell/>
          <table:table-cell office:value-type="string" calcext:value-type="string">
            <text:p>CC5220PF/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roughHole:Resistor_Horizontal_RM10mm</text:p>
          </table:table-cell>
          <table:table-cell/>
          <table:table-cell office:value-type="string" calcext:value-type="string">
            <text:p>MA1K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_left_Rfdbk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esistors_ThroughHole:Resistor_Horizontal_RM10mm</text:p>
          </table:table-cell>
          <table:table-cell/>
          <table:table-cell office:value-type="string" calcext:value-type="string">
            <text:p>MA20K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_left_Rin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roughHole:Resistor_Horizontal_RM10mm</text:p>
          </table:table-cell>
          <table:table-cell/>
          <table:table-cell office:value-type="string" calcext:value-type="string">
            <text:p>MA1K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roughHole:Resistor_Horizontal_RM10mm</text:p>
          </table:table-cell>
          <table:table-cell/>
          <table:table-cell office:value-type="string" calcext:value-type="string">
            <text:p>MA10K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ThroughHole:Capacitor6MMDiscRM5</text:p>
          </table:table-cell>
          <table:table-cell/>
          <table:table-cell office:value-type="string" calcext:value-type="string">
            <text:p>CC5100N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ThroughHole:Capacitor6MMDiscRM5</text:p>
          </table:table-cell>
          <table:table-cell/>
          <table:table-cell office:value-type="string" calcext:value-type="string">
            <text:p>CC5100N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iscret:C1V7</text:p>
          </table:table-cell>
          <table:table-cell/>
          <table:table-cell office:value-type="string" calcext:value-type="string">
            <text:p>CHR10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_right_pot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iscret:RV2X4</text:p>
          </table:table-cell>
          <table:table-cell/>
          <table:table-cell office:value-type="string" calcext:value-type="string">
            <text:p>CA9V10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_right_spk1</text:p>
          </table:table-cell>
          <table:table-cell office:value-type="string" calcext:value-type="string">
            <text:p>Terminal_block_2</text:p>
          </table:table-cell>
          <table:table-cell office:value-type="string" calcext:value-type="string">
            <text:p>Connect:AK300-2</text:p>
          </table:table-cell>
          <table:table-cell/>
          <table:table-cell office:value-type="string" calcext:value-type="string">
            <text:p>SCREW02B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Capacitors_ThroughHole:Capacitor6MMDiscRM5</text:p>
          </table:table-cell>
          <table:table-cell/>
          <table:table-cell office:value-type="string" calcext:value-type="string">
            <text:p>CC5220PF/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roughHole:Resistor_Horizontal_RM10mm</text:p>
          </table:table-cell>
          <table:table-cell/>
          <table:table-cell office:value-type="string" calcext:value-type="string">
            <text:p>MA1K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_right_Rfdbk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esistors_ThroughHole:Resistor_Horizontal_RM10mm</text:p>
          </table:table-cell>
          <table:table-cell/>
          <table:table-cell office:value-type="string" calcext:value-type="string">
            <text:p>MA20K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_right_Rin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roughHole:Resistor_Horizontal_RM10mm</text:p>
          </table:table-cell>
          <table:table-cell/>
          <table:table-cell office:value-type="string" calcext:value-type="string">
            <text:p>MA1K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B_main_input1</text:p>
          </table:table-cell>
          <table:table-cell office:value-type="string" calcext:value-type="string">
            <text:p>Terminal_block_3</text:p>
          </table:table-cell>
          <table:table-cell office:value-type="string" calcext:value-type="string">
            <text:p>Connect:AK300-3</text:p>
          </table:table-cell>
          <table:table-cell/>
          <table:table-cell office:value-type="string" calcext:value-type="string">
            <text:p>SCREW03B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ThroughHole:Capacitor6MMDiscRM5</text:p>
          </table:table-cell>
          <table:table-cell/>
          <table:table-cell office:value-type="string" calcext:value-type="string">
            <text:p>CCM100N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400v 6a p6</text:p>
          </table:table-cell>
          <table:table-cell office:value-type="string" calcext:value-type="string">
            <text:p>Diodes_ThroughHole:Diode_P600_Vertical_KathodeUp</text:p>
          </table:table-cell>
          <table:table-cell/>
          <table:table-cell office:value-type="string" calcext:value-type="string">
            <text:p>P600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400v 6a p6</text:p>
          </table:table-cell>
          <table:table-cell office:value-type="string" calcext:value-type="string">
            <text:p>Diodes_ThroughHole:Diode_P600_Vertical_KathodeUp</text:p>
          </table:table-cell>
          <table:table-cell/>
          <table:table-cell office:value-type="string" calcext:value-type="string">
            <text:p>P600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_5W</text:p>
          </table:table-cell>
          <table:table-cell office:value-type="string" calcext:value-type="string">
            <text:p>Resistors_ThroughHole:Resistor_Horizontal_RM25mm</text:p>
          </table:table-cell>
          <table:table-cell/>
          <table:table-cell office:value-type="string" calcext:value-type="string">
            <text:p>vra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B_transfo_primary1</text:p>
          </table:table-cell>
          <table:table-cell office:value-type="string" calcext:value-type="string">
            <text:p>Terminal_block_2</text:p>
          </table:table-cell>
          <table:table-cell office:value-type="string" calcext:value-type="string">
            <text:p>Connect:AK300-2</text:p>
          </table:table-cell>
          <table:table-cell/>
          <table:table-cell office:value-type="string" calcext:value-type="string">
            <text:p>SCREW02B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B_transfo_secondary1</text:p>
          </table:table-cell>
          <table:table-cell office:value-type="string" calcext:value-type="string">
            <text:p>Terminal_block_4</text:p>
          </table:table-cell>
          <table:table-cell office:value-type="string" calcext:value-type="string">
            <text:p>Connect:AK300-4</text:p>
          </table:table-cell>
          <table:table-cell/>
          <table:table-cell office:value-type="string" calcext:value-type="string">
            <text:p>2xSCREW02B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400v 12a</text:p>
          </table:table-cell>
          <table:table-cell office:value-type="string" calcext:value-type="string">
            <text:p>Connect:bornier4</text:p>
          </table:table-cell>
          <table:table-cell/>
          <table:table-cell office:value-type="string" calcext:value-type="string">
            <text:p>KBU12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400v 12a</text:p>
          </table:table-cell>
          <table:table-cell office:value-type="string" calcext:value-type="string">
            <text:p>Connect:bornier4</text:p>
          </table:table-cell>
          <table:table-cell/>
          <table:table-cell office:value-type="string" calcext:value-type="string">
            <text:p>KBU12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4700uF</text:p>
          </table:table-cell>
          <table:table-cell office:value-type="string" calcext:value-type="string">
            <text:p>Capacitors_ThroughHole:Capacitor26x45RM10</text:p>
          </table:table-cell>
          <table:table-cell/>
          <table:table-cell office:value-type="string" calcext:value-type="string">
            <text:p>CHR470080-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4700uF</text:p>
          </table:table-cell>
          <table:table-cell office:value-type="string" calcext:value-type="string">
            <text:p>Capacitors_ThroughHole:Capacitor26x45RM10</text:p>
          </table:table-cell>
          <table:table-cell/>
          <table:table-cell office:value-type="string" calcext:value-type="string">
            <text:p>CHR470080-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4700uF</text:p>
          </table:table-cell>
          <table:table-cell office:value-type="string" calcext:value-type="string">
            <text:p>Capacitors_ThroughHole:Capacitor26x45RM10</text:p>
          </table:table-cell>
          <table:table-cell/>
          <table:table-cell office:value-type="string" calcext:value-type="string">
            <text:p>CHR470080-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4700uF</text:p>
          </table:table-cell>
          <table:table-cell office:value-type="string" calcext:value-type="string">
            <text:p>Capacitors_ThroughHole:Capacitor26x45RM10</text:p>
          </table:table-cell>
          <table:table-cell/>
          <table:table-cell office:value-type="string" calcext:value-type="string">
            <text:p>CHR470080-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LM2576-5.0</text:p>
          </table:table-cell>
          <table:table-cell office:value-type="string" calcext:value-type="string">
            <text:p>Pentawatts:Pentawatt_Neutral_Staggered_Verical_TO220-5-T05D</text:p>
          </table:table-cell>
          <table:table-cell/>
          <table:table-cell office:value-type="string" calcext:value-type="string">
            <text:p>LM2576T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acitors_ThroughHole:Capacitor10x21RM5</text:p>
          </table:table-cell>
          <table:table-cell/>
          <table:table-cell office:value-type="string" calcext:value-type="string">
            <text:p>CHR100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1N5822</text:p>
          </table:table-cell>
          <table:table-cell office:value-type="string" calcext:value-type="string">
            <text:p>Diodes_ThroughHole:Diode_DO-41_SOD81_Vertical_KathodeUp</text:p>
          </table:table-cell>
          <table:table-cell/>
          <table:table-cell office:value-type="string" calcext:value-type="string">
            <text:p>1N58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2200uf</text:p>
          </table:table-cell>
          <table:table-cell office:value-type="string" calcext:value-type="string">
            <text:p>Capacitors_ThroughHole:Capacitor16x25RM7.5</text:p>
          </table:table-cell>
          <table:table-cell/>
          <table:table-cell office:value-type="string" calcext:value-type="string">
            <text:p>CHR220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0uH 5A</text:p>
          </table:table-cell>
          <table:table-cell office:value-type="string" calcext:value-type="string">
            <text:p>lib:inductance</text:p>
          </table:table-cell>
          <table:table-cell/>
          <table:table-cell office:value-type="string" calcext:value-type="string">
            <text:p>HFSECO5/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LP5907</text:p>
          </table:table-cell>
          <table:table-cell office:value-type="string" calcext:value-type="string">
            <text:p>SMD_Packages:SOT-23-5</text:p>
          </table:table-cell>
          <table:table-cell table:number-columns-repeated="2"/>
          <table:table-cell office:value-type="string" calcext:value-type="string">
            <text:p>Digikey</text:p>
          </table:table-cell>
          <table:table-cell office:value-type="string" calcext:value-type="string">
            <text:p>296-38557-1-ND</text:p>
          </table:table-cell>
          <table:table-cell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RELAY_2RT</text:p>
          </table:table-cell>
          <table:table-cell office:value-type="string" calcext:value-type="string">
            <text:p>lib:Relais_double</text:p>
          </table:table-cell>
          <table:table-cell/>
          <table:table-cell office:value-type="string" calcext:value-type="string">
            <text:p>F3022-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RELAY_1RT</text:p>
          </table:table-cell>
          <table:table-cell office:value-type="string" calcext:value-type="string">
            <text:p>lib:Relay_Power</text:p>
          </table:table-cell>
          <table:table-cell/>
          <table:table-cell office:value-type="string" calcext:value-type="string">
            <text:p>F3611-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IRF540N</text:p>
          </table:table-cell>
          <table:table-cell office:value-type="string" calcext:value-type="string">
            <text:p>Discret:TO220_VERT</text:p>
          </table:table-cell>
          <table:table-cell/>
          <table:table-cell office:value-type="string" calcext:value-type="string">
            <text:p>IRF540NPB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IRF540N</text:p>
          </table:table-cell>
          <table:table-cell office:value-type="string" calcext:value-type="string">
            <text:p>Discret:TO220_VERT</text:p>
          </table:table-cell>
          <table:table-cell/>
          <table:table-cell office:value-type="string" calcext:value-type="string">
            <text:p>IRF540NPB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Volume_left</text:p>
          </table:table-cell>
          <table:table-cell office:value-type="string" calcext:value-type="string">
            <text:p>Pin_Headers:Pin_Header_Straight_1x03</text:p>
          </table:table-cell>
          <table:table-cell/>
          <table:table-cell office:value-type="string" calcext:value-type="string">
            <text:p>BTWM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Volume_right</text:p>
          </table:table-cell>
          <table:table-cell office:value-type="string" calcext:value-type="string">
            <text:p>Pin_Headers:Pin_Header_Straight_1x03</text:p>
          </table:table-cell>
          <table:table-cell/>
          <table:table-cell office:value-type="string" calcext:value-type="string">
            <text:p>BTWM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acitors_ThroughHole:Capacitor10x21RM5</text:p>
          </table:table-cell>
          <table:table-cell/>
          <table:table-cell office:value-type="string" calcext:value-type="string">
            <text:p>CHR100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TVS 1500w 400v do201</text:p>
          </table:table-cell>
          <table:table-cell office:value-type="string" calcext:value-type="string">
            <text:p>Diodes_ThroughHole:Diode_DO-41_SOD81_Horizontal_RM10</text:p>
          </table:table-cell>
          <table:table-cell/>
          <table:table-cell office:value-type="string" calcext:value-type="string">
            <text:p>1.5KE400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TVS 1500w 400v do201</text:p>
          </table:table-cell>
          <table:table-cell office:value-type="string" calcext:value-type="string">
            <text:p>Diodes_ThroughHole:Diode_DO-41_SOD81_Horizontal_RM10</text:p>
          </table:table-cell>
          <table:table-cell/>
          <table:table-cell office:value-type="string" calcext:value-type="string">
            <text:p>1.5KE400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acitors_ThroughHole:Capacitor10x21RM5</text:p>
          </table:table-cell>
          <table:table-cell/>
          <table:table-cell office:value-type="string" calcext:value-type="string">
            <text:p>CHR100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400v 6a p6</text:p>
          </table:table-cell>
          <table:table-cell office:value-type="string" calcext:value-type="string">
            <text:p>Diodes_ThroughHole:Diode_P600_Horizontal</text:p>
          </table:table-cell>
          <table:table-cell/>
          <table:table-cell office:value-type="string" calcext:value-type="string">
            <text:p>P600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400v 6a p6</text:p>
          </table:table-cell>
          <table:table-cell office:value-type="string" calcext:value-type="string">
            <text:p>Diodes_ThroughHole:Diode_P600_Horizontal</text:p>
          </table:table-cell>
          <table:table-cell/>
          <table:table-cell office:value-type="string" calcext:value-type="string">
            <text:p>P600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use_Holders_and_Fuses:Fuseholder5x20_horiz_SemiClosed_Casing10x25mm</text:p>
          </table:table-cell>
          <table:table-cell/>
          <table:table-cell office:value-type="string" calcext:value-type="string">
            <text:p>FUSE/HL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B_chassis_earth1</text:p>
          </table:table-cell>
          <table:table-cell office:value-type="string" calcext:value-type="string">
            <text:p>Terminal_block_2</text:p>
          </table:table-cell>
          <table:table-cell office:value-type="string" calcext:value-type="string">
            <text:p>Connect:AK300-2</text:p>
          </table:table-cell>
          <table:table-cell/>
          <table:table-cell office:value-type="string" calcext:value-type="string">
            <text:p>SCREW02B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s_SMD:C_1206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float" office:value="1759361" calcext:value-type="float">
            <text:p>1759361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SMD:C_1206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float" office:value="1759454" calcext:value-type="float">
            <text:p>1759454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s_SMD:C_1206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float" office:value="2310423" calcext:value-type="float">
            <text:p>2310423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s_SMD:C_1206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float" office:value="2310423" calcext:value-type="float">
            <text:p>2310423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esistors_SMD:R_1206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float" office:value="2129621" calcext:value-type="float">
            <text:p>2129621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esistors_SMD:R_1206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float" office:value="2129621" calcext:value-type="float">
            <text:p>2129621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2.2nf</text:p>
          </table:table-cell>
          <table:table-cell office:value-type="string" calcext:value-type="string">
            <text:p>Capacitors_SMD:C_1206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float" office:value="1759341" calcext:value-type="float">
            <text:p>1759341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iscret:C1V7</text:p>
          </table:table-cell>
          <table:table-cell/>
          <table:table-cell office:value-type="string" calcext:value-type="string">
            <text:p>CHR10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s_SMD:C_1206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float" office:value="1759361" calcext:value-type="float">
            <text:p>1759361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s_SMD:C_1206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float" office:value="1759361" calcext:value-type="float">
            <text:p>1759361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1206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float" office:value="2129728" calcext:value-type="float">
            <text:p>2129728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IL717</text:p>
          </table:table-cell>
          <table:table-cell office:value-type="string" calcext:value-type="string">
            <text:p>Housings_SOIC:SOIC-16_3.9x9.9mm_Pitch1.27mm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float" office:value="9570659" calcext:value-type="float">
            <text:p>9570659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Pin_Headers:Pin_Header_Straight_1x04</text:p>
          </table:table-cell>
          <table:table-cell/>
          <table:table-cell office:value-type="string" calcext:value-type="string">
            <text:p>header p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1206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float" office:value="2129783" calcext:value-type="float">
            <text:p>2129783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1206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float" office:value="2129810" calcext:value-type="float">
            <text:p>2129810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1206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float" office:value="2129728" calcext:value-type="float">
            <text:p>2129728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s_SMD:C_1206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float" office:value="1759350" calcext:value-type="float">
            <text:p>1759350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iscret:C1V7</text:p>
          </table:table-cell>
          <table:table-cell/>
          <table:table-cell office:value-type="string" calcext:value-type="string">
            <text:p>CHR10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SMD:C_1206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float" office:value="1759454" calcext:value-type="float">
            <text:p>1759454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s_SMD:C_1206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float" office:value="1759361" calcext:value-type="float">
            <text:p>1759361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2.2nf</text:p>
          </table:table-cell>
          <table:table-cell office:value-type="string" calcext:value-type="string">
            <text:p>Capacitors_SMD:C_1206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float" office:value="1759341" calcext:value-type="float">
            <text:p>1759341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IL715</text:p>
          </table:table-cell>
          <table:table-cell office:value-type="string" calcext:value-type="string">
            <text:p>Housings_SOIC:SOIC-16_3.9x9.9mm_Pitch1.27mm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float" office:value="9570632" calcext:value-type="float">
            <text:p>9570632</text:p>
          </table:table-cell>
          <table:table-cell/>
        </table:table-row>
        <table:table-row table:style-name="ro1">
          <table:table-cell office:value-type="string" calcext:value-type="string">
            <text:p>amp_right1</text:p>
          </table:table-cell>
          <table:table-cell office:value-type="string" calcext:value-type="string">
            <text:p>LM3886T</text:p>
          </table:table-cell>
          <table:table-cell office:value-type="string" calcext:value-type="string">
            <text:p>lib:TO220-11</text:p>
          </table:table-cell>
          <table:table-cell/>
          <table:table-cell office:value-type="string" calcext:value-type="string">
            <text:p>LM3886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s_ThroughHole:Capacitor8x13RM3.8</text:p>
          </table:table-cell>
          <table:table-cell/>
          <table:table-cell office:value-type="string" calcext:value-type="string">
            <text:p>CHR22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s_ThroughHole:Capacitor8x13RM3.8</text:p>
          </table:table-cell>
          <table:table-cell/>
          <table:table-cell office:value-type="string" calcext:value-type="string">
            <text:p>CHR22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MMBF170</text:p>
          </table:table-cell>
          <table:table-cell office:value-type="string" calcext:value-type="string">
            <text:p>SMD_Packages:SOT-23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float" office:value="9845399" calcext:value-type="float">
            <text:p>9845399</text:p>
          </table:table-cell>
          <table:table-cell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MMBF170</text:p>
          </table:table-cell>
          <table:table-cell office:value-type="string" calcext:value-type="string">
            <text:p>SMD_Packages:SOT-23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float" office:value="9845399" calcext:value-type="float">
            <text:p>9845399</text:p>
          </table:table-cell>
          <table:table-cell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MMBF170</text:p>
          </table:table-cell>
          <table:table-cell office:value-type="string" calcext:value-type="string">
            <text:p>SMD_Packages:SOT-23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float" office:value="9845399" calcext:value-type="float">
            <text:p>9845399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1206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float" office:value="2129728" calcext:value-type="float">
            <text:p>2129728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1206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float" office:value="2129728" calcext:value-type="float">
            <text:p>2129728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1206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float" office:value="2129728" calcext:value-type="float">
            <text:p>2129728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1206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float" office:value="2129728" calcext:value-type="float">
            <text:p>2129728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1206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float" office:value="2129728" calcext:value-type="float">
            <text:p>2129728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1206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float" office:value="2129728" calcext:value-type="float">
            <text:p>2129728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iscret:C1V7</text:p>
          </table:table-cell>
          <table:table-cell/>
          <table:table-cell office:value-type="string" calcext:value-type="string">
            <text:p>CHR10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V_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</text:p>
          </table:table-cell>
          <table:table-cell/>
          <table:table-cell office:value-type="string" calcext:value-type="string">
            <text:p>BTWM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LP5907</text:p>
          </table:table-cell>
          <table:table-cell office:value-type="string" calcext:value-type="string">
            <text:p>SMD_Packages:SOT-23-5</text:p>
          </table:table-cell>
          <table:table-cell table:number-columns-repeated="2"/>
          <table:table-cell office:value-type="string" calcext:value-type="string">
            <text:p>Digikey</text:p>
          </table:table-cell>
          <table:table-cell office:value-type="string" calcext:value-type="string">
            <text:p>296-38557-1-ND</text:p>
          </table:table-cell>
          <table:table-cell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Resistors_SMD:R_1206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float" office:value="1759454" calcext:value-type="float">
            <text:p>1759454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Resistors_SMD:R_1206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float" office:value="1759454" calcext:value-type="float">
            <text:p>1759454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ONOFF_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</text:p>
          </table:table-cell>
          <table:table-cell/>
          <table:table-cell office:value-type="string" calcext:value-type="string">
            <text:p>BTWM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8_1</text:p>
          </table:table-cell>
          <table:table-cell office:value-type="string" calcext:value-type="string">
            <text:p>RPI_B+_J8_header</text:p>
          </table:table-cell>
          <table:table-cell office:value-type="string" calcext:value-type="string">
            <text:p>Pin_Headers:Pin_Header_Straight_2x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acitors_ThroughHole:Capacitor10x21RM5</text:p>
          </table:table-cell>
          <table:table-cell/>
          <table:table-cell office:value-type="string" calcext:value-type="string">
            <text:p>CHR100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1206</text:p>
          </table:table-cell>
          <table:table-cell table:number-columns-repeated="2"/>
          <table:table-cell office:value-type="string" calcext:value-type="string">
            <text:p>Farnell</text:p>
          </table:table-cell>
          <table:table-cell office:value-type="float" office:value="1759361" calcext:value-type="float">
            <text:p>1759361</text:p>
          </table:table-cell>
          <table:table-cell office:value-type="string" calcext:value-type="string">
            <text:p>PCB Train free component stock</text:p>
          </table:table-cell>
        </table:table-row>
        <table:table-row table:style-name="ro1">
          <table:table-cell office:value-type="string" calcext:value-type="string">
            <text:p>PWM1_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</text:p>
          </table:table-cell>
          <table:table-cell/>
          <table:table-cell office:value-type="string" calcext:value-type="string">
            <text:p>BTWM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IRF540N</text:p>
          </table:table-cell>
          <table:table-cell office:value-type="string" calcext:value-type="string">
            <text:p>Discret:TO220_VERT</text:p>
          </table:table-cell>
          <table:table-cell/>
          <table:table-cell office:value-type="string" calcext:value-type="string">
            <text:p>IRF540NPB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</text:p>
          </table:table-cell>
          <table:table-cell/>
          <table:table-cell office:value-type="string" calcext:value-type="string">
            <text:p>BTWM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Pin_Headers:Pin_Header_Straight_1x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2C1_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Pin_Headers:Pin_Header_Straight_1x0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6T23:06:24.699392286</dc:date>
    <dc:creator>bastien </dc:creator>
    <meta:generator>LibreOffice/4.2.7.2$Linux_X86_64 LibreOffice_project/420m0$Build-2</meta:generator>
    <meta:editing-duration>P0D</meta:editing-duration>
    <meta:editing-cycles>1</meta:editing-cycles>
    <meta:document-statistic meta:table-count="2" meta:cell-count="796" meta:object-count="0"/>
  </office:meta>
</office:document-meta>
</file>